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7.938cm"/>
    </style:style>
    <style:style style:name="co6" style:family="table-column">
      <style:table-column-properties fo:break-before="auto" style:column-width="6.0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4.048cm" fo:break-before="auto" style:use-optimal-row-height="true"/>
    </style:style>
    <style:style style:name="ro3" style:family="table-row">
      <style:table-row-properties style:row-height="5.398cm" fo:break-before="auto" style:use-optimal-row-height="true"/>
    </style:style>
    <style:style style:name="ro4" style:family="table-row">
      <style:table-row-properties style:row-height="4.498cm" fo:break-before="auto" style:use-optimal-row-height="true"/>
    </style:style>
    <style:style style:name="ro5" style:family="table-row">
      <style:table-row-properties style:row-height="11.695cm" fo:break-before="auto" style:use-optimal-row-height="true"/>
    </style:style>
    <style:style style:name="ro6" style:family="table-row">
      <style:table-row-properties style:row-height="3.149cm" fo:break-before="auto" style:use-optimal-row-height="true"/>
    </style:style>
    <style:style style:name="ro7" style:family="table-row">
      <style:table-row-properties style:row-height="5.84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2.699cm" fo:break-before="auto" style:use-optimal-row-height="true"/>
    </style:style>
    <style:style style:name="ro10" style:family="table-row">
      <style:table-row-properties style:row-height="2.249cm" fo:break-before="auto" style:use-optimal-row-height="true"/>
    </style:style>
    <style:style style:name="ro11" style:family="table-row">
      <style:table-row-properties style:row-height="2.487cm" fo:break-before="auto" style:use-optimal-row-height="false"/>
    </style:style>
    <style:style style:name="ro12" style:family="table-row">
      <style:table-row-properties style:row-height="1.349cm" fo:break-before="auto" style:use-optimal-row-height="true"/>
    </style:style>
    <style:style style:name="ro13" style:family="table-row">
      <style:table-row-properties style:row-height="3.598cm" fo:break-before="auto" style:use-optimal-row-height="true"/>
    </style:style>
    <style:style style:name="ro14" style:family="table-row">
      <style:table-row-properties style:row-height="7.646cm" fo:break-before="auto" style:use-optimal-row-height="true"/>
    </style:style>
    <style:style style:name="ro15" style:family="table-row">
      <style:table-row-properties style:row-height="1.799cm" fo:break-before="auto" style:use-optimal-row-height="true"/>
    </style:style>
    <style:style style:name="ro16" style:family="table-row">
      <style:table-row-properties style:row-height="0.873cm" fo:break-before="auto" style:use-optimal-row-height="false"/>
    </style:style>
    <style:style style:name="ro17" style:family="table-row">
      <style:table-row-properties style:row-height="1.614cm" fo:break-before="auto" style:use-optimal-row-height="false"/>
    </style:style>
    <style:style style:name="ro18" style:family="table-row">
      <style:table-row-properties style:row-height="6.747cm" fo:break-before="auto" style:use-optimal-row-height="true"/>
    </style:style>
    <style:style style:name="ro19" style:family="table-row">
      <style:table-row-properties style:row-height="1.164cm" fo:break-before="auto" style:use-optimal-row-height="false"/>
    </style:style>
    <style:style style:name="ro20" style:family="table-row">
      <style:table-row-properties style:row-height="7.197cm" fo:break-before="auto" style:use-optimal-row-height="true"/>
    </style:style>
    <style:style style:name="ro21" style:family="table-row">
      <style:table-row-properties style:row-height="8.996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wrap-option="wrap" fo:border="0.99pt solid #000000" style:vertical-align="top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fo:border="0.99pt solid #000000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4">
      <style:table-cell-properties fo:wrap-option="wrap" fo:border="0.99pt solid #000000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wrap-option="wrap" fo:border="0.99pt solid #000000" style:vertical-align="to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" table:default-cell-style-name="ce2"/>
        <table:table-column table:style-name="co7" table:number-columns-repeated="234" table:default-cell-style-name="Default"/>
        <table:table-row table:style-name="ro1">
          <table:table-cell table:style-name="ce1" office:value-type="string">
            <text:p>Grado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semana</text:p>
          </table:table-cell>
          <table:table-cell table:style-name="ce1" office:value-type="string">
            <text:p>Actividad</text:p>
          </table:table-cell>
          <table:table-cell table:style-name="ce1" office:value-type="string">
            <text:p>Recursos</text:p>
          </table:table-cell>
          <table:table-cell table:style-name="ce1" office:value-type="string">
            <text:p>Dinámicas de trabajo</text:p>
          </table:table-cell>
          <table:table-cell table:style-name="ce1" office:value-type="string">
            <text:p>Habilidades</text:p>
          </table:table-cell>
          <table:table-cell table:number-columns-repeated="248"/>
        </table:table-row>
        <table:table-row table:style-name="ro2">
          <table:table-cell office:value-type="string">
            <text:p>1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 La Escuela: lxs chicxs recorren la escuela en grupos por sectores y toman fotos de las cosas/lugares/etc. que les llamaron la atención.</text:p>
          </table:table-cell>
          <table:table-cell office:value-type="string">
            <text:p>Cámara </text:p>
          </table:table-cell>
          <table:table-cell office:value-type="string">
            <text:p>3 grupos, uno con cada cámara, acompañados por un docente.</text:p>
          </table:table-cell>
          <table:table-cell office:value-type="string">
            <text:p>Uso básico de la cámara digital</text:p>
          </table:table-cell>
          <table:table-cell table:number-columns-repeated="248"/>
        </table:table-row>
        <table:table-row table:style-name="ro3">
          <table:table-cell office:value-type="string">
            <text:p>2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2º Grado Recomienda: lxs chicxs completan fichas de los diferentes cuentos de "¡Silencio niños! y otros cuentos", de Ema Wolf, en las que ubican autora, título, personajes, argumento, etc.</text:p>
          </table:table-cell>
          <table:table-cell office:value-type="string">
            <text:p>Escribir de Sugar</text:p>
          </table:table-cell>
          <table:table-cell office:value-type="string">
            <text:p>En parejas</text:p>
          </table:table-cell>
          <table:table-cell office:value-type="string">
            <text:p>Edición de textos en el procesador.</text:p>
          </table:table-cell>
          <table:table-cell table:number-columns-repeated="248"/>
        </table:table-row>
        <table:table-row table:style-name="ro3">
          <table:table-cell office:value-type="string">
            <text:p>2º B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2º Grado Recomienda: lxs chicxs completan fichas de los diferentes cuentos de "¡Silencio niños! y otros cuentos", de Ema Wolf, en las que ubican autora, título, personajes, argumento, etc.</text:p>
          </table:table-cell>
          <table:table-cell office:value-type="string">
            <text:p>Escribir de Sugar</text:p>
          </table:table-cell>
          <table:table-cell office:value-type="string">
            <text:p>En parejas</text:p>
          </table:table-cell>
          <table:table-cell office:value-type="string">
            <text:p>Edición de textos en el procesador.</text:p>
          </table:table-cell>
          <table:table-cell table:number-columns-repeated="248"/>
        </table:table-row>
        <table:table-row table:style-name="ro3">
          <table:table-cell office:value-type="string">
            <text:p>3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 plazas: lxs chicxs realizan una visita a la plaza. En ella, toman fotografías. Luego, en clase, las retoman en un archivo de Libre Office Writer hecho por lxs docentes y escriben epígrafes de las mismas.</text:p>
          </table:table-cell>
          <table:table-cell office:value-type="string">
            <text:p>Cámara digital / Libre Office Writer</text:p>
          </table:table-cell>
          <table:table-cell office:value-type="string">
            <text:p>En pequeños grupos / En parejas.</text:p>
          </table:table-cell>
          <table:table-cell office:value-type="string">
            <text:p>Utilización de la cámara digital. Trabajo con el procesador de textos. Guardado de archivos.</text:p>
          </table:table-cell>
          <table:table-cell table:number-columns-repeated="248"/>
        </table:table-row>
        <table:table-row table:style-name="ro3">
          <table:table-cell office:value-type="string">
            <text:p>3º B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 plazas: lxs chicxs realizan una visita a la plaza. En ella, toman fotografías. Luego, en clase, las retoman en un archivo de Libre Office Writer hecho por lxs docentes y escriben epígrafes de las mismas.</text:p>
          </table:table-cell>
          <table:table-cell office:value-type="string">
            <text:p>Cámara digital / Libre Office Writer</text:p>
          </table:table-cell>
          <table:table-cell office:value-type="string">
            <text:p>En pequeños grupos / En parejas.</text:p>
          </table:table-cell>
          <table:table-cell office:value-type="string">
            <text:p>Utilización de la cámara digital. Trabajo con el procesador de textos. Guardado de archivos.</text:p>
          </table:table-cell>
          <table:table-cell table:number-columns-repeated="248"/>
        </table:table-row>
        <table:table-row table:style-name="ro4">
          <table:table-cell office:value-type="string">
            <text:p>4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Repaso de Conocimiento del Mundo. Entre todxs exploramos http://maps.google.com y trabajamos la noción de escala. Recordamos las diferencias entre plano y mapa.</text:p>
          </table:table-cell>
          <table:table-cell office:value-type="string">
            <text:p>Mozilla Firefox - Proyector</text:p>
          </table:table-cell>
          <table:table-cell office:value-type="string">
            <text:p>Entre todxs</text:p>
          </table:table-cell>
          <table:table-cell office:value-type="string">
            <text:p>Uso de mapas online. Zoom.</text:p>
          </table:table-cell>
          <table:table-cell table:number-columns-repeated="248"/>
        </table:table-row>
        <table:table-row table:style-name="ro5">
          <table:table-cell office:value-type="string">
            <text:p>5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table:style-name="ce4" office:value-type="string">
            <text:p>Proyecto: Procesos Productivos. En grupos, lxs chicxs entran a diversos sitios web propuestos por lxs docentes para buscar información sobre el circuito productivo que se les designó. Copian y pegan la información hallada en un procesador de textos. Páginas web: yerba - vino - trigo -azúcar - sal / celusal - dos anclas :: algún vino mendocino (malbec) :: Ledesma - Chango :: Rosamonte - Taragüí :: Los Molinos - harina y fideos</text:p>
          </table:table-cell>
          <table:table-cell office:value-type="string">
            <text:p>Libre Office Writer / Visor de documentos (.pdf) / Mozilla Firefox</text:p>
          </table:table-cell>
          <table:table-cell office:value-type="string">
            <text:p>En pequeños grupos</text:p>
          </table:table-cell>
          <table:table-cell office:value-type="string">
            <text:p>Búsqueda significativa de información. Guardado, copiado y pegado.</text:p>
          </table:table-cell>
          <table:table-cell office:value-type="string">
            <text:p>páginas que están ok: - Ledesma - </text:p>
          </table:table-cell>
          <table:table-cell table:number-columns-repeated="247"/>
        </table:table-row>
        <table:table-row table:style-name="ro3">
          <table:table-cell office:value-type="string">
            <text:p>6º A y 6º B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: Problemas ambientales. Clase expositiva de lxs docentes, acompañada con el proyector, en el que se va creando entre todxs un mapa conceptual sobre el tema tratado en la clase.</text:p>
          </table:table-cell>
          <table:table-cell office:value-type="string">
            <text:p>CmapTools</text:p>
          </table:table-cell>
          <table:table-cell office:value-type="string">
            <text:p>Entre todxs</text:p>
          </table:table-cell>
          <table:table-cell office:value-type="string">
            <text:p>Copiado, creación de nodos, formato y ordenamiento de un mapa conceptual. Repaso del guardado de trabajos en esta aplicación.</text:p>
          </table:table-cell>
          <table:table-cell table:number-columns-repeated="248"/>
        </table:table-row>
        <table:table-row table:style-name="ro6">
          <table:table-cell office:value-type="string">
            <text:p>6º A y 6º B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: Problemas ambientales. Búsqueda significativa de información en Internet</text:p>
          </table:table-cell>
          <table:table-cell office:value-type="string">
            <text:p>Mozilla Firefox</text:p>
          </table:table-cell>
          <table:table-cell office:value-type="string">
            <text:p>Entre todxs</text:p>
          </table:table-cell>
          <table:table-cell office:value-type="string">
            <text:p>Criterios de búsqueda. Utilización del navegador</text:p>
          </table:table-cell>
          <table:table-cell table:number-columns-repeated="248"/>
        </table:table-row>
        <table:table-row table:style-name="ro7">
          <table:table-cell office:value-type="string">
            <text:p>7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Video 24 de Marzo: Lxs chicxs descargan una imagen cada uno que acompañará su texto en el video que realizaremos junto con el taller audiovisual. Luego, entre todxs y con el proyector, confeccionamos el guión del video.</text:p>
          </table:table-cell>
          <table:table-cell office:value-type="string">
            <text:p>Mozilla Firefox - Libre Office Writer</text:p>
          </table:table-cell>
          <table:table-cell office:value-type="string">
            <text:p>Individual - Entre todxs</text:p>
          </table:table-cell>
          <table:table-cell office:value-type="string">
            <text:p>Búsqueda significativa de imágenes. Guardado.</text:p>
          </table:table-cell>
          <table:table-cell table:number-columns-repeated="248"/>
        </table:table-row>
        <table:table-row table:style-name="ro8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No tenemos clase</text:p>
          </table:table-cell>
          <table:table-cell table:number-columns-repeated="251"/>
        </table:table-row>
        <table:table-row table:style-name="ro6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Búsqueda de información en internet y confección de un primer borrador de informe.</text:p>
          </table:table-cell>
          <table:table-cell office:value-type="string">
            <text:p>Mozilla Firefox - Libre Office Writer</text:p>
          </table:table-cell>
          <table:table-cell office:value-type="string">
            <text:p>Entre todxs</text:p>
          </table:table-cell>
          <table:table-cell office:value-type="string">
            <text:p>Búsqueda significativa de información en Internet y herramientas básicas de edición de textos</text:p>
          </table:table-cell>
          <table:table-cell table:number-columns-repeated="248"/>
        </table:table-row>
        <table:table-row table:style-name="ro6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Búsqueda de información en internet y confección de un primer borrador de informe.</text:p>
          </table:table-cell>
          <table:table-cell office:value-type="string">
            <text:p>Mozilla Firefox - Libre Office Writer</text:p>
          </table:table-cell>
          <table:table-cell office:value-type="string">
            <text:p>Entre todxs</text:p>
          </table:table-cell>
          <table:table-cell office:value-type="string">
            <text:p>Búsqueda significativa de información en Internet y herramientas básicas de edición de textos</text:p>
          </table:table-cell>
          <table:table-cell table:number-columns-repeated="248"/>
        </table:table-row>
        <table:table-row table:style-name="ro9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Búsqueda en Internet de diferentes tipos de mapas en base a una consigna dada por lxs docentes</text:p>
          </table:table-cell>
          <table:table-cell office:value-type="string">
            <text:p>Mozilla Firefox</text:p>
          </table:table-cell>
          <table:table-cell office:value-type="string">
            <text:p>En parejas</text:p>
          </table:table-cell>
          <table:table-cell office:value-type="string">
            <text:p>Búsqueda significativa de imágenes. Herramientas básicas para el guardado</text:p>
          </table:table-cell>
          <table:table-cell table:number-columns-repeated="248"/>
        </table:table-row>
        <table:table-row table:style-name="ro1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 table:number-columns-spanned="4" table:number-rows-spanned="1">
            <text:p>No tenemos clase por asueto</text:p>
          </table:table-cell>
          <table:covered-table-cell table:number-columns-repeated="3" table:style-name="Default"/>
          <table:table-cell table:number-columns-repeated="248"/>
        </table:table-row>
        <table:table-row table:style-name="ro10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Lxs chicxs realizan ilustraciones de los cuentos recomendados la clase pasada</text:p>
          </table:table-cell>
          <table:table-cell office:value-type="string">
            <text:p>Pintar</text:p>
          </table:table-cell>
          <table:table-cell office:value-type="string">
            <text:p>En parejas</text:p>
          </table:table-cell>
          <table:table-cell office:value-type="string">
            <text:p>Edición, diseño y guardado de imágenes</text:p>
          </table:table-cell>
          <table:table-cell table:number-columns-repeated="248"/>
        </table:table-row>
        <table:table-row table:style-name="ro6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 table:number-columns-spanned="1" table:number-rows-spanned="2">
            <text:p>Lxs chicxs buscan información en Internet sobre distintos problemas ambientales y comienzan a elaborar su informe</text:p>
          </table:table-cell>
          <table:table-cell office:value-type="string" table:number-columns-spanned="1" table:number-rows-spanned="2">
            <text:p>Mozilla Firefox <text:s/>- Libre Office Writer</text:p>
          </table:table-cell>
          <table:table-cell office:value-type="string" table:number-columns-spanned="1" table:number-rows-spanned="2">
            <text:p>En pequeños grupos, cada uno con un tema de investigación</text:p>
          </table:table-cell>
          <table:table-cell office:value-type="string" table:number-columns-spanned="1" table:number-rows-spanned="2">
            <text:p>Búsqueda significativa de información en internet, Elementos básicos de edición, cortado, pegado y guardado.</text:p>
          </table:table-cell>
          <table:table-cell table:number-columns-repeated="248"/>
        </table:table-row>
        <table:table-row table:style-name="ro11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covered-table-cell table:number-columns-repeated="4" table:style-name="Default"/>
          <table:table-cell table:number-columns-repeated="248"/>
        </table:table-row>
        <table:table-row table:style-name="ro12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Vemos un video sobre el 24 de marzo</text:p>
          </table:table-cell>
          <table:table-cell office:value-type="string">
            <text:p>Proyector - VLC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6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Lxs chicxs escriben epígrafes de las fotos tomadas la clase pasada en el recorrido por la escuela</text:p>
          </table:table-cell>
          <table:table-cell office:value-type="string">
            <text:p>Escribir</text:p>
          </table:table-cell>
          <table:table-cell office:value-type="string">
            <text:p>En parejas/ de a tres</text:p>
          </table:table-cell>
          <table:table-cell office:value-type="string">
            <text:p>Uso del procesador de textos - Utilización de tablas - Edición</text:p>
          </table:table-cell>
          <table:table-cell table:number-columns-repeated="248"/>
        </table:table-row>
        <table:table-row table:style-name="ro12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table:style-name="ce5" office:value-type="string" table:number-columns-spanned="4" table:number-rows-spanned="1">
            <text:p>No tenemos clase por ronda 24 de Marzo</text:p>
          </table:table-cell>
          <table:covered-table-cell table:number-columns-repeated="3" table:style-name="Default"/>
          <table:table-cell table:number-columns-repeated="248"/>
        </table:table-row>
        <table:table-row table:style-name="ro8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 table:number-columns-spanned="4" table:number-rows-spanned="1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8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table:style-name="ce5" office:value-type="string" table:number-columns-spanned="4" table:number-rows-spanned="1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13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se dedican a leer en profundidad la información sobre problemas ambientales hallada por ellos en Internet la clase pasada.</text:p>
          </table:table-cell>
          <table:table-cell office:value-type="string">
            <text:p>Mozilla Firefox - Libre Office Writer</text:p>
          </table:table-cell>
          <table:table-cell office:value-type="string">
            <text:p>En grupos por tema</text:p>
          </table:table-cell>
          <table:table-cell office:value-type="string">
            <text:p>Utilización básica del Mozilla Firefox. Uso del zoom.</text:p>
          </table:table-cell>
          <table:table-cell table:number-columns-repeated="248"/>
        </table:table-row>
        <table:table-row table:style-name="ro13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se dedican a leer en profundidad la información sobre problemas ambientales hallada por ellos en Internet la clase pasada.</text:p>
          </table:table-cell>
          <table:table-cell office:value-type="string">
            <text:p>Mozilla Firefox - Libre Office Writer</text:p>
          </table:table-cell>
          <table:table-cell office:value-type="string">
            <text:p>En grupos por tema</text:p>
          </table:table-cell>
          <table:table-cell office:value-type="string">
            <text:p>Utilización básica del Mozilla Firefox. Uso del zoom.</text:p>
          </table:table-cell>
          <table:table-cell table:number-columns-repeated="248"/>
        </table:table-row>
        <table:table-row table:style-name="ro14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continúan buscando diferentes tipos de mapas en la web en función de una consgina dada por lxs docentes. Luego, realizamos una puesta en común entre todos y con el proyector, conversando sobre las diferentes descargas realizadas por lxs chicxs.</text:p>
          </table:table-cell>
          <table:table-cell office:value-type="string">
            <text:p>Mozilla Firefox</text:p>
          </table:table-cell>
          <table:table-cell office:value-type="string">
            <text:p>En parejas</text:p>
          </table:table-cell>
          <table:table-cell office:value-type="string">
            <text:p>Búsqueda significativa de imágenes en www.gooogle.com / Guardado y recuperación de imágenes.</text:p>
          </table:table-cell>
          <table:table-cell table:number-columns-repeated="248"/>
        </table:table-row>
        <table:table-row table:style-name="ro2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continúan completando las fichas de recomendación de "¡Silencio niños! y otros cuentos", de Ema Wolf. Ilustran sus trabajos </text:p>
          </table:table-cell>
          <table:table-cell office:value-type="string">
            <text:p>Escribir y Paint</text:p>
          </table:table-cell>
          <table:table-cell office:value-type="string">
            <text:p>En parejas</text:p>
          </table:table-cell>
          <table:table-cell office:value-type="string">
            <text:p>Edición y producción básica de textos, uso de signos de puntuación. Creación y edición de imágenes.</text:p>
          </table:table-cell>
          <table:table-cell table:number-columns-repeated="248"/>
        </table:table-row>
        <table:table-row table:style-name="ro12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juegan memotests de sumas.</text:p>
          </table:table-cell>
          <table:table-cell office:value-type="string">
            <text:p>Memoriza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8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8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14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Clase expositiva. Lxs chicxs y a la vez lxs docentes con el proyector toman notas en modo markdown y al mismo tiempo lxs docentes confeccionamos una línea de tiempo en http://timeline.verite.co/. En ella que ubicamos las presidencias argentinas entre 1880 y 1916.</text:p>
          </table:table-cell>
          <table:table-cell office:value-type="string">
            <text:p>Gedit - Google drive - timeline.verite.co</text:p>
          </table:table-cell>
          <table:table-cell office:value-type="string">
            <text:p>Entre todxs - Individual</text:p>
          </table:table-cell>
          <table:table-cell office:value-type="string">
            <text:p>Lenguaje Markdown - Confección de líneas de tiempo - Trabajo con tablas.</text:p>
          </table:table-cell>
          <table:table-cell table:number-columns-repeated="248"/>
        </table:table-row>
        <table:table-row table:style-name="ro1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.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.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5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>
            <text:p>Lxs chicxs confeccionan sus propios memotests de sumas</text:p>
          </table:table-cell>
          <table:table-cell office:value-type="string">
            <text:p>Memorizar</text:p>
          </table:table-cell>
          <table:table-cell office:value-type="string">
            <text:p>En parejas</text:p>
          </table:table-cell>
          <table:table-cell office:value-type="string">
            <text:p>Repaso de matemática (sumas) y diseño de juegos.</text:p>
          </table:table-cell>
          <table:table-cell table:number-columns-repeated="248"/>
        </table:table-row>
        <table:table-row table:style-name="ro4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1" table:number-rows-spanned="2">
            <text:p>Lxs chicxs continúan confeccionando sus informes sobre problemas ambientales, utilizando la información hallada en Intenet las clases anteriores.</text:p>
          </table:table-cell>
          <table:table-cell office:value-type="string" table:number-columns-spanned="1" table:number-rows-spanned="2">
            <text:p>Libre Office Writer - Mozilla Firefox</text:p>
          </table:table-cell>
          <table:table-cell office:value-type="string" table:number-columns-spanned="1" table:number-rows-spanned="2">
            <text:p>En grupos</text:p>
          </table:table-cell>
          <table:table-cell table:number-columns-spanned="1" table:number-rows-spanned="2"/>
          <table:table-cell table:number-columns-repeated="248"/>
        </table:table-row>
        <table:table-row table:style-name="ro16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covered-table-cell table:number-columns-repeated="4" table:style-name="Default"/>
          <table:table-cell table:number-columns-repeated="248"/>
        </table:table-row>
        <table:table-row table:style-name="ro14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>
            <text:p>Clase expositiva. Lxs chicxs y a la vez lxs docentes con el proyector toman notas en modo markdown y al mismo tiempo lxs docentes confeccionamos una línea de tiempo en http://timeline.verite.co/. En ella que ubicamos las presidencias argentinas entre 1880 y 1916.</text:p>
          </table:table-cell>
          <table:table-cell office:value-type="string">
            <text:p>Gedit - Google drive - timeline.verite.co</text:p>
          </table:table-cell>
          <table:table-cell office:value-type="string">
            <text:p>Entre todxs - Individual</text:p>
          </table:table-cell>
          <table:table-cell office:value-type="string">
            <text:p>Lenguaje Markdown - Confección de líneas de tiempo - Trabajo con tablas.</text:p>
          </table:table-cell>
          <table:table-cell table:number-columns-repeated="248"/>
        </table:table-row>
        <table:table-row table:style-name="ro6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>
            <text:p>Entre todxs escribimos un texto reconstruyendo una entrevista realizada a Andrea, la secretaria. Lo imprimimos.</text:p>
          </table:table-cell>
          <table:table-cell office:value-type="string">
            <text:p>Proyector - Libre Office Writer</text:p>
          </table:table-cell>
          <table:table-cell office:value-type="string">
            <text:p>Entre todxs</text:p>
          </table:table-cell>
          <table:table-cell office:value-type="string">
            <text:p>Edición de textos</text:p>
          </table:table-cell>
          <table:table-cell table:number-columns-repeated="248"/>
        </table:table-row>
        <table:table-row table:style-name="ro1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 por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0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>
            <text:p>Entre todxs escribimos un informe sobre el proceso productivo de la leche.</text:p>
          </table:table-cell>
          <table:table-cell office:value-type="string">
            <text:p>Proyector - Libre Office Writer</text:p>
          </table:table-cell>
          <table:table-cell office:value-type="string">
            <text:p>Entre todxs</text:p>
          </table:table-cell>
          <table:table-cell office:value-type="string">
            <text:p>Confección de un informe - Edición básica de textos. Copiado y pegado de información.</text:p>
          </table:table-cell>
          <table:table-cell table:number-columns-repeated="248"/>
        </table:table-row>
        <table:table-row table:style-name="ro2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No tenemos clase por visita a Plaza de Mayo. Lxs chicxs y lxs maestrxs llevan la cámara digital para realizar un registro audiovisual del lugar.</text:p>
          </table:table-cell>
          <table:table-cell office:value-type="string">
            <text:p>Cámara digital</text:p>
          </table:table-cell>
          <table:table-cell office:value-type="string">
            <text:p>Entre todxs</text:p>
          </table:table-cell>
          <table:table-cell office:value-type="string">
            <text:p>Filmación de videos</text:p>
          </table:table-cell>
          <table:table-cell table:number-columns-repeated="248"/>
        </table:table-row>
        <table:table-row table:style-name="ro13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 table:number-columns-spanned="1" table:number-rows-spanned="2">
            <text:p>Lxs chicxs continúan confeccionando informes sobre los problemas ambientales seleccionados para trabajar en clase.</text:p>
          </table:table-cell>
          <table:table-cell office:value-type="string" table:number-columns-spanned="1" table:number-rows-spanned="2">
            <text:p>Libre Office Writer - Mozilla Firefox</text:p>
          </table:table-cell>
          <table:table-cell office:value-type="string" table:number-columns-spanned="1" table:number-rows-spanned="2">
            <text:p>En grupos por temas</text:p>
          </table:table-cell>
          <table:table-cell office:value-type="string" table:number-columns-spanned="1" table:number-rows-spanned="2">
            <text:p>Edición de textos - Selección de información significativa sobre un tema en Internet. Copiado y pegado. Guardado.</text:p>
          </table:table-cell>
          <table:table-cell table:number-columns-repeated="248"/>
        </table:table-row>
        <table:table-row table:style-name="ro17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covered-table-cell table:number-columns-repeated="4" table:style-name="Default"/>
          <table:table-cell table:number-columns-repeated="248"/>
        </table:table-row>
        <table:table-row table:style-name="ro2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Lxs chicxs juegan en http://mapasinteractivos.didactalia.net ubicando las provincias de nuestro país y sus nombres en el mapa.</text:p>
          </table:table-cell>
          <table:table-cell office:value-type="string">
            <text:p>Mozilla Firefox. http://mapasinteractivos.didactalia.net</text:p>
          </table:table-cell>
          <table:table-cell office:value-type="string">
            <text:p>En parejas</text:p>
          </table:table-cell>
          <table:table-cell office:value-type="string">
            <text:p>Juego interactivo e geografía</text:p>
          </table:table-cell>
          <table:table-cell table:number-columns-repeated="248"/>
        </table:table-row>
        <table:table-row table:style-name="ro12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Vemos videos y letras de coplas.</text:p>
          </table:table-cell>
          <table:table-cell office:value-type="string">
            <text:p>Proyector - Mozilla Firefox - youtube.com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Vemos videos de coplas y buscamos adivinanzas en Internet</text:p>
          </table:table-cell>
          <table:table-cell office:value-type="string">
            <text:p>Proyector - Mozilla Firefox - youtube.com - google.com - http://www.adivinancero.com/</text:p>
          </table:table-cell>
          <table:table-cell office:value-type="string">
            <text:p>Entre todxs</text:p>
          </table:table-cell>
          <table:table-cell office:value-type="string">
            <text:p>Búsqueda significativa en Internet</text:p>
          </table:table-cell>
          <table:table-cell table:number-columns-repeated="248"/>
        </table:table-row>
        <table:table-row table:style-name="ro8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 table:number-columns-spanned="4" table:number-rows-spanned="2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8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covered-table-cell table:number-columns-repeated="4" table:style-name="Default"/>
          <table:table-cell table:number-columns-repeated="248"/>
        </table:table-row>
        <table:table-row table:style-name="ro2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Clase expositiva. Realización en simultáneo de una línea de tiempo</text:p>
          </table:table-cell>
          <table:table-cell office:value-type="string">
            <text:p>Proyector - <text:s/>googledrive - http://timeline.verite.co/ - campus</text:p>
          </table:table-cell>
          <table:table-cell office:value-type="string">
            <text:p>Entre todxs</text:p>
          </table:table-cell>
          <table:table-cell office:value-type="string">
            <text:p>Realización de una tabla para el ordenamiento de sucesos en el tiempo. Conversión a linea de tiempo. Inserción de imágenes en la misma.</text:p>
          </table:table-cell>
          <table:table-cell table:number-columns-repeated="248"/>
        </table:table-row>
        <table:table-row table:style-name="ro6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Lxs chicxs escriben un registro de las entrevistas realizadas a Nacho y Diego. Las imprimimos.</text:p>
          </table:table-cell>
          <table:table-cell office:value-type="string">
            <text:p>Escribir de Sugar</text:p>
          </table:table-cell>
          <table:table-cell office:value-type="string">
            <text:p>En parejas</text:p>
          </table:table-cell>
          <table:table-cell office:value-type="string">
            <text:p>Ingreso a la actividad Escribir, creación de un archivo nuevo. Manejo básico del procesador de textos.</text:p>
          </table:table-cell>
          <table:table-cell table:number-columns-repeated="248"/>
        </table:table-row>
        <table:table-row table:style-name="ro1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 table:number-columns-spanned="4" table:number-rows-spanned="1">
            <text:p>No tenemos clase por ronda Trinity</text:p>
          </table:table-cell>
          <table:covered-table-cell table:number-columns-repeated="3" table:style-name="Default"/>
          <table:table-cell table:number-columns-repeated="248"/>
        </table:table-row>
        <table:table-row table:style-name="ro18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Vemos un video sobre las economías regionales ("Las agriculturas regionales: Tucuman, Misiones, Chaco, Mendoza, Río Negro"). Lxs chicxs continúan escribiendo sus informes sobre circuitos productivos</text:p>
          </table:table-cell>
          <table:table-cell office:value-type="string">
            <text:p>Proyector - http://conectate.gov.ar/educar-portal-video-web/module/detalleRecurso/DetalleRecurso.do?searchString=geograf%C3%ADa&amp;tipoFuncionalId=12&amp;recursoPadreId=50055&amp;idRecurso=103907 - Libre Office Writer - Mozilla Firefox</text:p>
          </table:table-cell>
          <table:table-cell office:value-type="string">
            <text:p>En grupos por circuito</text:p>
          </table:table-cell>
          <table:table-cell table:number-columns-repeated="249"/>
        </table:table-row>
        <table:table-row table:style-name="ro8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No tenemos clase.</text:p>
          </table:table-cell>
          <table:table-cell table:number-columns-repeated="251"/>
        </table:table-row>
        <table:table-row table:style-name="ro9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 table:number-columns-spanned="1" table:number-rows-spanned="2">
            <text:p>Lxs chicxs continúan escribiendo sus informes sobre problemas ambientales</text:p>
          </table:table-cell>
          <table:table-cell office:value-type="string" table:number-columns-spanned="1" table:number-rows-spanned="2">
            <text:p>Libre Office Writer - Mozilla Firefox</text:p>
          </table:table-cell>
          <table:table-cell office:value-type="string" table:number-columns-spanned="1" table:number-rows-spanned="2">
            <text:p>En pequeños grupos</text:p>
          </table:table-cell>
          <table:table-cell table:number-columns-spanned="1" table:number-rows-spanned="2"/>
          <table:table-cell table:number-columns-repeated="248"/>
        </table:table-row>
        <table:table-row table:style-name="ro8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covered-table-cell table:number-columns-repeated="4" table:style-name="Default"/>
          <table:table-cell table:number-columns-repeated="248"/>
        </table:table-row>
        <table:table-row table:style-name="ro10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Lxs chicxs juegan con mapas interactivos en mapasinteractivos.didactalia.net</text:p>
          </table:table-cell>
          <table:table-cell office:value-type="string">
            <text:p>Mozilla Firefox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9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Lxs chicxs escriben preguntas para realizar una entrevista en el kiosco de la cuadra.</text:p>
          </table:table-cell>
          <table:table-cell office:value-type="string">
            <text:p>Escribir</text:p>
          </table:table-cell>
          <table:table-cell office:value-type="string">
            <text:p>En grupos</text:p>
          </table:table-cell>
          <table:table-cell office:value-type="string">
            <text:p>Edición básica de textos.</text:p>
          </table:table-cell>
          <table:table-cell table:number-columns-repeated="248"/>
        </table:table-row>
        <table:table-row table:style-name="ro12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Vemos videos de diferentes poemas y canciones.</text:p>
          </table:table-cell>
          <table:table-cell office:value-type="string">
            <text:p>Mozilla Firefox -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4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 table:number-columns-spanned="1" table:number-rows-spanned="2">
            <text:p>Lxs chicxs terminan de escribir los informes sobre problemas ambientales, juntándose por tema y unificando los informes previamente hechos en uno solo.</text:p>
          </table:table-cell>
          <table:table-cell office:value-type="string" table:number-columns-spanned="1" table:number-rows-spanned="2">
            <text:p>Libre Office Writer</text:p>
          </table:table-cell>
          <table:table-cell office:value-type="string" table:number-columns-spanned="1" table:number-rows-spanned="2">
            <text:p>En grupos por tema</text:p>
          </table:table-cell>
          <table:table-cell table:number-columns-spanned="1" table:number-rows-spanned="2"/>
          <table:table-cell table:number-columns-repeated="248"/>
        </table:table-row>
        <table:table-row table:style-name="ro19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covered-table-cell table:number-columns-repeated="4" table:style-name="Default"/>
          <table:table-cell table:number-columns-repeated="248"/>
        </table:table-row>
        <table:table-row table:style-name="ro6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Vemos fotos de Grete Stern, conversamos sobre ellas y luego lxs chicxs realizan sus propios fotomontajes.</text:p>
          </table:table-cell>
          <table:table-cell office:value-type="string">
            <text:p>Proyector - Visor de imágenes - Mozilla Firefox - Gimp</text:p>
          </table:table-cell>
          <table:table-cell office:value-type="string">
            <text:p>Entre todxs / En parejas</text:p>
          </table:table-cell>
          <table:table-cell office:value-type="string">
            <text:p>Diseño gráfico básico. Escalado de imágenes. Cortado y pegado - Uso de la "varita mágica"</text:p>
          </table:table-cell>
          <table:table-cell table:number-columns-repeated="248"/>
        </table:table-row>
        <table:table-row table:style-name="ro12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Lxs chicxs juegan con actividades de su elección</text:p>
          </table:table-cell>
          <table:table-cell office:value-type="string">
            <text:p>Suga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8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Luego de leer un texto sobre la historia de la Plaza de Mayo lxs chicxs buscan en Internet fotos y videos de diferentes momentos significativos de la Plaza de Mayo en los últimos 100 años de historia. Luego, hacemos una puesta común entre todxs.</text:p>
          </table:table-cell>
          <table:table-cell office:value-type="string">
            <text:p>Mozilla Firefox - google.com - youtube.com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3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Entre todxs exploramos una página web sobre haikus, luego lxs chicxs responden una serie de preguntas dadas por la docente a partir de la información que leen en parejas en el sitio web.</text:p>
          </table:table-cell>
          <table:table-cell office:value-type="string">
            <text:p>Proyector - Mozilla Firefox - www.elricondelhaiku.org</text:p>
          </table:table-cell>
          <table:table-cell office:value-type="string">
            <text:p>Entre todxs / En parejas</text:p>
          </table:table-cell>
          <table:table-cell table:number-columns-repeated="249"/>
        </table:table-row>
        <table:table-row table:style-name="ro9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1/4</text:p>
          </table:table-cell>
          <table:table-cell office:value-type="float" office:value="7">
            <text:p>7</text:p>
          </table:table-cell>
          <table:table-cell office:value-type="string">
            <text:p>Realizamos un dictado al maestro, escribiendo un <text:s/>texto sobre las funciones de las plazas.</text:p>
          </table:table-cell>
          <table:table-cell office:value-type="string">
            <text:p>Proyector - Libre Office Write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1/4</text:p>
          </table:table-cell>
          <table:table-cell office:value-type="float" office:value="7">
            <text:p>7</text:p>
          </table:table-cell>
          <table:table-cell office:value-type="string">
            <text:p>Lxs chicxs continúan escribiendo sus informes sobre Problemas Ambientales</text:p>
          </table:table-cell>
          <table:table-cell office:value-type="string">
            <text:p>Libre Office Writer</text:p>
          </table:table-cell>
          <table:table-cell office:value-type="string">
            <text:p>En grupos</text:p>
          </table:table-cell>
          <table:table-cell table:number-columns-repeated="249"/>
        </table:table-row>
        <table:table-row table:style-name="ro9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1/4</text:p>
          </table:table-cell>
          <table:table-cell office:value-type="float" office:value="7">
            <text:p>7</text:p>
          </table:table-cell>
          <table:table-cell office:value-type="string">
            <text:p>Lxs chixs continúan escribiendo sus informes sobre Problemas Ambientales</text:p>
          </table:table-cell>
          <table:table-cell office:value-type="string">
            <text:p>Libre Office Writer</text:p>
          </table:table-cell>
          <table:table-cell office:value-type="string">
            <text:p>En grupos</text:p>
          </table:table-cell>
          <table:table-cell table:number-columns-repeated="249"/>
        </table:table-row>
        <table:table-row table:style-name="ro8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1/4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5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22/4</text:p>
          </table:table-cell>
          <table:table-cell office:value-type="float" office:value="7">
            <text:p>7</text:p>
          </table:table-cell>
          <table:table-cell office:value-type="string">
            <text:p>Desgrabación de las entrevistas realizadas a la kioskera</text:p>
          </table:table-cell>
          <table:table-cell office:value-type="string">
            <text:p>Proyector- Video filmado en el kiosco - </text:p>
          </table:table-cell>
          <table:table-cell office:value-type="string">
            <text:p>Entre todxs - Individual</text:p>
          </table:table-cell>
          <table:table-cell table:number-columns-repeated="249"/>
        </table:table-row>
        <table:table-row table:style-name="ro15">
          <table:table-cell office:value-type="string">
            <text:p>2º A</text:p>
          </table:table-cell>
          <table:table-cell office:value-type="string">
            <text:p>mie</text:p>
          </table:table-cell>
          <table:table-cell office:value-type="string">
            <text:p>23/4</text:p>
          </table:table-cell>
          <table:table-cell office:value-type="float" office:value="7">
            <text:p>7</text:p>
          </table:table-cell>
          <table:table-cell office:value-type="string">
            <text:p>Desgrabación de las entrevistas realizadas a la kioskera</text:p>
          </table:table-cell>
          <table:table-cell office:value-type="string">
            <text:p>Proyector- Video filmado en el kiosco - </text:p>
          </table:table-cell>
          <table:table-cell office:value-type="string">
            <text:p>Entre todxs - Individual</text:p>
          </table:table-cell>
          <table:table-cell table:number-columns-repeated="249"/>
        </table:table-row>
        <table:table-row table:style-name="ro8">
          <table:table-cell office:value-type="string">
            <text:p>6º A</text:p>
          </table:table-cell>
          <table:table-cell office:value-type="string">
            <text:p>mie</text:p>
          </table:table-cell>
          <table:table-cell office:value-type="string">
            <text:p>23/4</text:p>
          </table:table-cell>
          <table:table-cell office:value-type="float" office:value="7">
            <text:p>7</text:p>
          </table:table-cell>
          <table:table-cell office:value-type="string">
            <text:p>No tenemos clase.</text:p>
          </table:table-cell>
          <table:table-cell table:number-columns-repeated="251"/>
        </table:table-row>
        <table:table-row table:style-name="ro6">
          <table:table-cell office:value-type="string">
            <text:p>6º B</text:p>
          </table:table-cell>
          <table:table-cell office:value-type="string">
            <text:p>mie</text:p>
          </table:table-cell>
          <table:table-cell office:value-type="string">
            <text:p>23/4</text:p>
          </table:table-cell>
          <table:table-cell office:value-type="float" office:value="7">
            <text:p>7</text:p>
          </table:table-cell>
          <table:table-cell office:value-type="string">
            <text:p>Lxs chicxs juegan juegos de matemática en http://resources.woodlands-junior.kent.sch.uk/maths/index.html</text:p>
          </table:table-cell>
          <table:table-cell office:value-type="string">
            <text:p>Mozilla Firefox</text:p>
          </table:table-cell>
          <table:table-cell office:value-type="string">
            <text:p>En parejas - Y en red</text:p>
          </table:table-cell>
          <table:table-cell table:number-columns-repeated="249"/>
        </table:table-row>
        <table:table-row table:style-name="ro4">
          <table:table-cell office:value-type="string">
            <text:p>7º A</text:p>
          </table:table-cell>
          <table:table-cell office:value-type="string">
            <text:p>mie</text:p>
          </table:table-cell>
          <table:table-cell office:value-type="string">
            <text:p>23/4</text:p>
          </table:table-cell>
          <table:table-cell office:value-type="float" office:value="7">
            <text:p>7</text:p>
          </table:table-cell>
          <table:table-cell office:value-type="string">
            <text:p>Vemos un video tutorial sobre el uso del Editor de Imágenes GIMP. Luego, los chicxs realizan un fotomontaje inspirándose en un relato leído por el docente-</text:p>
          </table:table-cell>
          <table:table-cell office:value-type="string">
            <text:p>Mozilla Firefox - youtube.com - </text:p>
            <text:p>http://www.youtube.com/watch?v=95Lx5TbpSjI - Editor de Imágenes GIMP</text:p>
          </table:table-cell>
          <table:table-cell office:value-type="string">
            <text:p>Entre todxs e individual.</text:p>
          </table:table-cell>
          <table:table-cell table:number-columns-repeated="249"/>
        </table:table-row>
        <table:table-row table:style-name="ro12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25/4</text:p>
          </table:table-cell>
          <table:table-cell office:value-type="float" office:value="7">
            <text:p>7</text:p>
          </table:table-cell>
          <table:table-cell office:value-type="string">
            <text:p>No tenemos clase. Visita abuelos Día del Libro.</text:p>
          </table:table-cell>
          <table:table-cell table:number-columns-repeated="251"/>
        </table:table-row>
        <table:table-row table:style-name="ro1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26/4</text:p>
          </table:table-cell>
          <table:table-cell office:value-type="float" office:value="7">
            <text:p>7</text:p>
          </table:table-cell>
          <table:table-cell office:value-type="string">
            <text:p>No tenemos clase. Ronda Día del Libro</text:p>
          </table:table-cell>
          <table:table-cell table:number-columns-repeated="251"/>
        </table:table-row>
        <table:table-row table:style-name="ro3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26/4</text:p>
          </table:table-cell>
          <table:table-cell office:value-type="float" office:value="7">
            <text:p>7</text:p>
          </table:table-cell>
          <table:table-cell office:value-type="string">
            <text:p>Conversamos entre todxs sobre las diferentes páginas de Internet disponibles en la web. Luego, navegamos en www.elrincondelhaiku.org y analizamos sus distintas secciones y particularidades.</text:p>
          </table:table-cell>
          <table:table-cell office:value-type="string">
            <text:p>Proyector - Mozilla Firefox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9/4</text:p>
          </table:table-cell>
          <table:table-cell office:value-type="float" office:value="8">
            <text:p>8</text:p>
          </table:table-cell>
          <table:table-cell office:value-type="string">
            <text:p>Visitamos el sitio web de Jorge Luján y luego lxs chicxs escriben poesías inspirándose en su estilo y las ilustran.</text:p>
          </table:table-cell>
          <table:table-cell office:value-type="string">
            <text:p>Mozilla Firefox - www.jorgelujan.com - Pintar</text:p>
          </table:table-cell>
          <table:table-cell office:value-type="string">
            <text:p>Entre todxs / En parejas</text:p>
          </table:table-cell>
          <table:table-cell table:number-columns-repeated="249"/>
        </table:table-row>
        <table:table-row table:style-name="ro10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9/4</text:p>
          </table:table-cell>
          <table:table-cell office:value-type="float" office:value="8">
            <text:p>8</text:p>
          </table:table-cell>
          <table:table-cell office:value-type="string">
            <text:p>Lxs chicxs terminan sus informes y preparan sus presentaciones grupales</text:p>
          </table:table-cell>
          <table:table-cell office:value-type="string">
            <text:p>Libre Office Writer</text:p>
          </table:table-cell>
          <table:table-cell office:value-type="string">
            <text:p>En grupos por tema</text:p>
          </table:table-cell>
          <table:table-cell table:number-columns-repeated="249"/>
        </table:table-row>
        <table:table-row table:style-name="ro10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9/4</text:p>
          </table:table-cell>
          <table:table-cell office:value-type="float" office:value="8">
            <text:p>8</text:p>
          </table:table-cell>
          <table:table-cell office:value-type="string">
            <text:p>Lxs chicxs terminan sus informes y preparan sus presentaciones grupales</text:p>
          </table:table-cell>
          <table:table-cell office:value-type="string">
            <text:p>Libre Office Writer</text:p>
          </table:table-cell>
          <table:table-cell office:value-type="string">
            <text:p>En grupos por tema</text:p>
          </table:table-cell>
          <table:table-cell table:number-columns-repeated="249"/>
        </table:table-row>
        <table:table-row table:style-name="ro20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9/4</text:p>
          </table:table-cell>
          <table:table-cell office:value-type="float" office:value="8">
            <text:p>8</text:p>
          </table:table-cell>
          <table:table-cell office:value-type="string">
            <text:p>Lxs chicxs juegan con actividades de matemática para practicar la multiplicación.</text:p>
          </table:table-cell>
          <table:table-cell office:value-type="string">
            <text:p>Mozilla Firefox - http://www.ceibal.edu.uy/UserFiles/P0001/ODEA/ORIGINAL/120316_batalla_multiplicar.elp/index.html - http://www2.gobiernodecanarias.org/educacion/17/WebC/eltanque/Tablas/tablapitagorica/tabla_pitagorica_p.html</text:p>
          </table:table-cell>
          <table:table-cell table:number-columns-repeated="250"/>
        </table:table-row>
        <table:table-row table:style-name="ro15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30/4</text:p>
          </table:table-cell>
          <table:table-cell office:value-type="float" office:value="8">
            <text:p>8</text:p>
          </table:table-cell>
          <table:table-cell office:value-type="string">
            <text:p>Desgrabación de las entrevistas realizadas a la kioskera</text:p>
          </table:table-cell>
          <table:table-cell office:value-type="string">
            <text:p>Proyector- Video filmado en el kiosco - </text:p>
          </table:table-cell>
          <table:table-cell office:value-type="string">
            <text:p>Entre todxs - Individual</text:p>
          </table:table-cell>
          <table:table-cell table:number-columns-repeated="249"/>
        </table:table-row>
        <table:table-row table:style-name="ro8">
          <table:table-cell office:value-type="string">
            <text:p>2º A</text:p>
          </table:table-cell>
          <table:table-cell office:value-type="string">
            <text:p>mie</text:p>
          </table:table-cell>
          <table:table-cell table:style-name="ce3" office:value-type="float" office:value="41279">
            <text:p>1/5/2013</text:p>
          </table:table-cell>
          <table:table-cell office:value-type="float" office:value="8">
            <text:p>8</text:p>
          </table:table-cell>
          <table:table-cell office:value-type="string">
            <text:p>feriado</text:p>
          </table:table-cell>
          <table:table-cell table:number-columns-repeated="251"/>
        </table:table-row>
        <table:table-row table:style-name="ro8">
          <table:table-cell office:value-type="string">
            <text:p>6º A</text:p>
          </table:table-cell>
          <table:table-cell office:value-type="string">
            <text:p>mie</text:p>
          </table:table-cell>
          <table:table-cell table:style-name="ce3" office:value-type="float" office:value="41279">
            <text:p>1/5/2013</text:p>
          </table:table-cell>
          <table:table-cell office:value-type="float" office:value="8">
            <text:p>8</text:p>
          </table:table-cell>
          <table:table-cell office:value-type="string">
            <text:p>feriado</text:p>
          </table:table-cell>
          <table:table-cell table:number-columns-repeated="251"/>
        </table:table-row>
        <table:table-row table:style-name="ro8">
          <table:table-cell office:value-type="string">
            <text:p>6º B</text:p>
          </table:table-cell>
          <table:table-cell office:value-type="string">
            <text:p>mie</text:p>
          </table:table-cell>
          <table:table-cell table:style-name="ce3" office:value-type="float" office:value="41279">
            <text:p>1/5/2013</text:p>
          </table:table-cell>
          <table:table-cell office:value-type="float" office:value="8">
            <text:p>8</text:p>
          </table:table-cell>
          <table:table-cell office:value-type="string">
            <text:p>feriado</text:p>
          </table:table-cell>
          <table:table-cell table:number-columns-repeated="251"/>
        </table:table-row>
        <table:table-row table:style-name="ro8">
          <table:table-cell office:value-type="string">
            <text:p>7º A</text:p>
          </table:table-cell>
          <table:table-cell office:value-type="string">
            <text:p>mie</text:p>
          </table:table-cell>
          <table:table-cell table:style-name="ce3" office:value-type="float" office:value="41279">
            <text:p>1/5/2013</text:p>
          </table:table-cell>
          <table:table-cell office:value-type="float" office:value="8">
            <text:p>8</text:p>
          </table:table-cell>
          <table:table-cell office:value-type="string">
            <text:p>feriado</text:p>
          </table:table-cell>
          <table:table-cell table:number-columns-repeated="251"/>
        </table:table-row>
        <table:table-row table:style-name="ro1">
          <table:table-cell office:value-type="string">
            <text:p>1º A</text:p>
          </table:table-cell>
          <table:table-cell office:value-type="string">
            <text:p>jue</text:p>
          </table:table-cell>
          <table:table-cell table:style-name="ce3" office:value-type="float" office:value="41310">
            <text:p>2/5/2013</text:p>
          </table:table-cell>
          <table:table-cell office:value-type="float" office:value="8">
            <text:p>8</text:p>
          </table:table-cell>
          <table:table-cell office:value-type="string">
            <text:p>Miramos videos de canciones de cuna.</text:p>
          </table:table-cell>
          <table:table-cell office:value-type="string">
            <text:p>Mozilla Firefox - www.youtube.com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3º A</text:p>
          </table:table-cell>
          <table:table-cell office:value-type="string">
            <text:p>vie</text:p>
          </table:table-cell>
          <table:table-cell table:style-name="ce3" office:value-type="float" office:value="41338">
            <text:p>3/5/2013</text:p>
          </table:table-cell>
          <table:table-cell office:value-type="float" office:value="8">
            <text:p>8</text:p>
          </table:table-cell>
          <table:table-cell office:value-type="string">
            <text:p>Visitamos el sitio web de Jorge Luján y luego lxs chicxs escriben poesías inspirándose en su estilo y las ilustran.</text:p>
          </table:table-cell>
          <table:table-cell office:value-type="string">
            <text:p>Mozilla Firefox - www.jorgelujan.com - Pintar</text:p>
          </table:table-cell>
          <table:table-cell office:value-type="string">
            <text:p>Entre todxs / En parejas</text:p>
          </table:table-cell>
          <table:table-cell table:number-columns-repeated="249"/>
        </table:table-row>
        <table:table-row table:style-name="ro6">
          <table:table-cell office:value-type="string">
            <text:p>5º A</text:p>
          </table:table-cell>
          <table:table-cell office:value-type="string">
            <text:p>vie</text:p>
          </table:table-cell>
          <table:table-cell table:style-name="ce3" office:value-type="float" office:value="41338">
            <text:p>3/5/2013</text:p>
          </table:table-cell>
          <table:table-cell office:value-type="float" office:value="8">
            <text:p>8</text:p>
          </table:table-cell>
          <table:table-cell office:value-type="string">
            <text:p>Lxs chicxs completan mapas conceptuales sobre los circuitos productivos trabajados en clase.</text:p>
          </table:table-cell>
          <table:table-cell office:value-type="string">
            <text:p>Cmap Tools</text:p>
          </table:table-cell>
          <table:table-cell office:value-type="string">
            <text:p>En grupos por tema</text:p>
          </table:table-cell>
          <table:table-cell table:number-columns-repeated="249"/>
        </table:table-row>
        <table:table-row table:style-name="ro1">
          <table:table-cell office:value-type="string">
            <text:p>3º B</text:p>
          </table:table-cell>
          <table:table-cell office:value-type="string">
            <text:p>lu</text:p>
          </table:table-cell>
          <table:table-cell table:style-name="ce3" office:value-type="float" office:value="41430">
            <text:p>6/5/2013</text:p>
          </table:table-cell>
          <table:table-cell office:value-type="float" office:value="9">
            <text:p>9</text:p>
          </table:table-cell>
          <table:table-cell office:value-type="string">
            <text:p>no tenemos clase. Yanel ausente.</text:p>
          </table:table-cell>
          <table:table-cell table:number-columns-repeated="251"/>
        </table:table-row>
        <table:table-row table:style-name="ro12">
          <table:table-cell office:value-type="string">
            <text:p>6º A</text:p>
          </table:table-cell>
          <table:table-cell office:value-type="string">
            <text:p>lu</text:p>
          </table:table-cell>
          <table:table-cell table:style-name="ce3" office:value-type="float" office:value="41430">
            <text:p>6/5/2013</text:p>
          </table:table-cell>
          <table:table-cell office:value-type="float" office:value="9">
            <text:p>9</text:p>
          </table:table-cell>
          <table:table-cell office:value-type="string">
            <text:p>no tenemos clase por clase expositiva población</text:p>
          </table:table-cell>
          <table:table-cell table:number-columns-repeated="251"/>
        </table:table-row>
        <table:table-row table:style-name="ro12">
          <table:table-cell office:value-type="string">
            <text:p>6º B</text:p>
          </table:table-cell>
          <table:table-cell office:value-type="string">
            <text:p>lu</text:p>
          </table:table-cell>
          <table:table-cell table:style-name="ce3" office:value-type="float" office:value="41430">
            <text:p>6/5/2013</text:p>
          </table:table-cell>
          <table:table-cell office:value-type="float" office:value="9">
            <text:p>9</text:p>
          </table:table-cell>
          <table:table-cell office:value-type="string">
            <text:p>no tenemos clase por clase expositiva población</text:p>
          </table:table-cell>
          <table:table-cell table:number-columns-repeated="251"/>
        </table:table-row>
        <table:table-row table:style-name="ro10">
          <table:table-cell office:value-type="string">
            <text:p>4º A</text:p>
          </table:table-cell>
          <table:table-cell office:value-type="string">
            <text:p>lu</text:p>
          </table:table-cell>
          <table:table-cell table:style-name="ce3" office:value-type="float" office:value="41430">
            <text:p>6/5/2013</text:p>
          </table:table-cell>
          <table:table-cell office:value-type="float" office:value="9">
            <text:p>9</text:p>
          </table:table-cell>
          <table:table-cell office:value-type="string">
            <text:p>Miramos, comparamos y analizamos diferentes portadas de diario.</text:p>
          </table:table-cell>
          <table:table-cell office:value-type="string">
            <text:p>Proyector - Visor de imágenes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0">
          <table:table-cell office:value-type="string">
            <text:p>2º B</text:p>
          </table:table-cell>
          <table:table-cell office:value-type="string">
            <text:p>ma</text:p>
          </table:table-cell>
          <table:table-cell table:style-name="ce3" office:value-type="float" office:value="41460">
            <text:p>7/5/2013</text:p>
          </table:table-cell>
          <table:table-cell office:value-type="float" office:value="9">
            <text:p>9</text:p>
          </table:table-cell>
          <table:table-cell office:value-type="string">
            <text:p>Lxs chicxs juegan en actividades de matemática en www.usaelcoco.com</text:p>
          </table:table-cell>
          <table:table-cell office:value-type="string">
            <text:p>Mozilla Firefox - www.usaelcoco.com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">
          <table:table-cell office:value-type="string">
            <text:p>2º A</text:p>
          </table:table-cell>
          <table:table-cell office:value-type="string">
            <text:p>mie</text:p>
          </table:table-cell>
          <table:table-cell table:style-name="ce3" office:value-type="float" office:value="41491">
            <text:p>8/5/2013</text:p>
          </table:table-cell>
          <table:table-cell office:value-type="float" office:value="9">
            <text:p>9</text:p>
          </table:table-cell>
          <table:table-cell office:value-type="string">
            <text:p>No tenemos clase por excursión</text:p>
          </table:table-cell>
          <table:table-cell table:number-columns-repeated="251"/>
        </table:table-row>
        <table:table-row table:style-name="ro15">
          <table:table-cell office:value-type="string">
            <text:p>6º A</text:p>
          </table:table-cell>
          <table:table-cell office:value-type="string">
            <text:p>mie</text:p>
          </table:table-cell>
          <table:table-cell table:style-name="ce3" office:value-type="float" office:value="41491">
            <text:p>8/5/2013</text:p>
          </table:table-cell>
          <table:table-cell office:value-type="float" office:value="9">
            <text:p>9</text:p>
          </table:table-cell>
          <table:table-cell office:value-type="string">
            <text:p>Clase expositiva sobre Población con presentación de diapositivas.</text:p>
          </table:table-cell>
          <table:table-cell office:value-type="string">
            <text:p>Libre Office Impress -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5">
          <table:table-cell office:value-type="string">
            <text:p>6º B</text:p>
          </table:table-cell>
          <table:table-cell office:value-type="string">
            <text:p>mie</text:p>
          </table:table-cell>
          <table:table-cell table:style-name="ce3" office:value-type="float" office:value="41491">
            <text:p>8/5/2013</text:p>
          </table:table-cell>
          <table:table-cell office:value-type="float" office:value="9">
            <text:p>9</text:p>
          </table:table-cell>
          <table:table-cell office:value-type="string">
            <text:p>Clase expositiva sobre Población con presentación de diapositivas.</text:p>
          </table:table-cell>
          <table:table-cell office:value-type="string">
            <text:p>Libre Office Impress -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0">
          <table:table-cell office:value-type="string">
            <text:p>7º A</text:p>
          </table:table-cell>
          <table:table-cell office:value-type="string">
            <text:p>mie</text:p>
          </table:table-cell>
          <table:table-cell table:style-name="ce3" office:value-type="float" office:value="41491">
            <text:p>8/5/2013</text:p>
          </table:table-cell>
          <table:table-cell office:value-type="float" office:value="9">
            <text:p>9</text:p>
          </table:table-cell>
          <table:table-cell office:value-type="string">
            <text:p>Lxs chicxs transcriben textos escritos en clase utilizando sintaxis Markdown</text:p>
          </table:table-cell>
          <table:table-cell office:value-type="string">
            <text:p>Gedit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12">
          <table:table-cell office:value-type="string">
            <text:p>1º A</text:p>
          </table:table-cell>
          <table:table-cell office:value-type="string">
            <text:p>jue</text:p>
          </table:table-cell>
          <table:table-cell table:style-name="ce3" office:value-type="float" office:value="41522">
            <text:p>9/5/2013</text:p>
          </table:table-cell>
          <table:table-cell office:value-type="float" office:value="9">
            <text:p>9</text:p>
          </table:table-cell>
          <table:table-cell office:value-type="string">
            <text:p>No tenemos clase por suspensión maestra</text:p>
          </table:table-cell>
          <table:table-cell table:number-columns-repeated="251"/>
        </table:table-row>
        <table:table-row table:style-name="ro10">
          <table:table-cell office:value-type="string">
            <text:p>3º A</text:p>
          </table:table-cell>
          <table:table-cell office:value-type="string">
            <text:p>vie</text:p>
          </table:table-cell>
          <table:table-cell table:style-name="ce3" office:value-type="float" office:value="41552">
            <text:p>10/5/2013</text:p>
          </table:table-cell>
          <table:table-cell office:value-type="float" office:value="9">
            <text:p>9</text:p>
          </table:table-cell>
          <table:table-cell office:value-type="string">
            <text:p>Lxs chicxs ilustran sus poesías escritas a la manera de Jorge Luján.</text:p>
          </table:table-cell>
          <table:table-cell office:value-type="string">
            <text:p>Pintar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10">
          <table:table-cell office:value-type="string">
            <text:p>5º A</text:p>
          </table:table-cell>
          <table:table-cell office:value-type="string">
            <text:p>vie</text:p>
          </table:table-cell>
          <table:table-cell table:style-name="ce3" office:value-type="float" office:value="41552">
            <text:p>10/5/2013</text:p>
          </table:table-cell>
          <table:table-cell office:value-type="float" office:value="9">
            <text:p>9</text:p>
          </table:table-cell>
          <table:table-cell office:value-type="string">
            <text:p>Lxs chicxs resuelven la actividad exploratoria de Geogebra número 1</text:p>
          </table:table-cell>
          <table:table-cell office:value-type="string">
            <text:p>Geogebra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0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13/5</text:p>
          </table:table-cell>
          <table:table-cell office:value-type="float" office:value="10">
            <text:p>10</text:p>
          </table:table-cell>
          <table:table-cell office:value-type="string">
            <text:p>Lxs chicxs ilustran sus poesías escritas a la manera de Jorge Luján.</text:p>
          </table:table-cell>
          <table:table-cell office:value-type="string">
            <text:p>Pintar</text:p>
          </table:table-cell>
          <table:table-cell office:value-type="string">
            <text:p>Individual.</text:p>
          </table:table-cell>
          <table:table-cell table:number-columns-repeated="249"/>
        </table:table-row>
        <table:table-row table:style-name="ro12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13/5</text:p>
          </table:table-cell>
          <table:table-cell office:value-type="float" office:value="10">
            <text:p>10</text:p>
          </table:table-cell>
          <table:table-cell office:value-type="string">
            <text:p>Clase expositiva sobre población con diapositivas</text:p>
          </table:table-cell>
          <table:table-cell office:value-type="string">
            <text:p>Libre Office Impress.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2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13/5</text:p>
          </table:table-cell>
          <table:table-cell office:value-type="float" office:value="10">
            <text:p>10</text:p>
          </table:table-cell>
          <table:table-cell office:value-type="string">
            <text:p>Clase expositiva sobre población con diapositivas</text:p>
          </table:table-cell>
          <table:table-cell office:value-type="string">
            <text:p>Libre Office Impress.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6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13/5</text:p>
          </table:table-cell>
          <table:table-cell office:value-type="float" office:value="10">
            <text:p>10</text:p>
          </table:table-cell>
          <table:table-cell office:value-type="string">
            <text:p>Entre todxs y con el proyector observamos las ediciones digitales de los diarios trabajados en clase.</text:p>
          </table:table-cell>
          <table:table-cell office:value-type="string">
            <text:p>Mozilla Firefox. Páginas web de diarios de nuestro país. Proyector.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14/5</text:p>
          </table:table-cell>
          <table:table-cell office:value-type="float" office:value="10">
            <text:p>10</text:p>
          </table:table-cell>
          <table:table-cell office:value-type="string">
            <text:p>Lxs chicxs ordenan fotografías de su visita a la fábrica de ropa interior y escriben epígrafes de las mismas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9">
          <table:table-cell office:value-type="string">
            <text:p>2º A</text:p>
          </table:table-cell>
          <table:table-cell office:value-type="string">
            <text:p>mie</text:p>
          </table:table-cell>
          <table:table-cell office:value-type="string">
            <text:p>15/5</text:p>
          </table:table-cell>
          <table:table-cell office:value-type="float" office:value="10">
            <text:p>10</text:p>
          </table:table-cell>
          <table:table-cell office:value-type="string">
            <text:p>Lxs chicxs ordenan fotografías de su visita a la fábrica de ropa interior y escriben epígrafes de las mismas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2">
          <table:table-cell office:value-type="string">
            <text:p>6º A</text:p>
          </table:table-cell>
          <table:table-cell office:value-type="string">
            <text:p>mie</text:p>
          </table:table-cell>
          <table:table-cell office:value-type="string">
            <text:p>15/5</text:p>
          </table:table-cell>
          <table:table-cell office:value-type="float" office:value="10">
            <text:p>10</text:p>
          </table:table-cell>
          <table:table-cell office:value-type="string">
            <text:p>Lxs chicxs navegan en la página del Indec.</text:p>
          </table:table-cell>
          <table:table-cell office:value-type="string">
            <text:p>Mozilla Firefox. www.indec.gob.ar</text:p>
          </table:table-cell>
          <table:table-cell office:value-type="string">
            <text:p>En pequeños grupos.</text:p>
          </table:table-cell>
          <table:table-cell table:number-columns-repeated="249"/>
        </table:table-row>
        <table:table-row table:style-name="ro12">
          <table:table-cell office:value-type="string">
            <text:p>6º B</text:p>
          </table:table-cell>
          <table:table-cell office:value-type="string">
            <text:p>mie</text:p>
          </table:table-cell>
          <table:table-cell office:value-type="string">
            <text:p>15/5</text:p>
          </table:table-cell>
          <table:table-cell office:value-type="float" office:value="10">
            <text:p>10</text:p>
          </table:table-cell>
          <table:table-cell office:value-type="string">
            <text:p>Lxs chicxs navegan en la página del Indec.</text:p>
          </table:table-cell>
          <table:table-cell office:value-type="string">
            <text:p>Mozilla Firefox. www.indec.gob.ar</text:p>
          </table:table-cell>
          <table:table-cell office:value-type="string">
            <text:p>En pequeños grupos.</text:p>
          </table:table-cell>
          <table:table-cell table:number-columns-repeated="249"/>
        </table:table-row>
        <table:table-row table:style-name="ro9">
          <table:table-cell office:value-type="string">
            <text:p>7º A</text:p>
          </table:table-cell>
          <table:table-cell office:value-type="string">
            <text:p>mie</text:p>
          </table:table-cell>
          <table:table-cell office:value-type="string">
            <text:p>15/5</text:p>
          </table:table-cell>
          <table:table-cell office:value-type="float" office:value="10">
            <text:p>10</text:p>
          </table:table-cell>
          <table:table-cell office:value-type="string">
            <text:p>Lxs chicxs escriben textos en el campus aumentando oraciones dadas por lxs docentes.</text:p>
          </table:table-cell>
          <table:table-cell office:value-type="string">
            <text:p>Campus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6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16/5</text:p>
          </table:table-cell>
          <table:table-cell office:value-type="float" office:value="10">
            <text:p>10</text:p>
          </table:table-cell>
          <table:table-cell office:value-type="string">
            <text:p>Lxs chicxs clasifican imágenes de diferentes animales en grupos seún diferentes criterios ofrecidos por lxs docentes.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9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17/5</text:p>
          </table:table-cell>
          <table:table-cell office:value-type="float" office:value="10">
            <text:p>10</text:p>
          </table:table-cell>
          <table:table-cell office:value-type="string">
            <text:p>Lxs chicxs continúan ilustrando sus poesías escritas a la manera de Jorge Luján.</text:p>
          </table:table-cell>
          <table:table-cell office:value-type="string">
            <text:p>Pintar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21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17/5</text:p>
          </table:table-cell>
          <table:table-cell office:value-type="float" office:value="10">
            <text:p>10</text:p>
          </table:table-cell>
          <table:table-cell office:value-type="string">
            <text:p>Geogebra. Lxs chicxs resuelven la actividad exploratoria número 2. (- Dibujen una recta con un punto C en ella - Dibujen un punto D que no esté en la recta. - Luego tracen una recta paralela a la recta donde está el punto C y que pase por P - Dibujen otra recta perpendicular a la recta donde está el punto C que pase por P. - Registren los pasos de la construcción.)</text:p>
          </table:table-cell>
          <table:table-cell office:value-type="string">
            <text:p>Geogebra. Proyecto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8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0/5</text:p>
          </table:table-cell>
          <table:table-cell office:value-type="float" office:value="11">
            <text:p>11</text:p>
          </table:table-cell>
          <table:table-cell office:value-type="string">
            <text:p>Lxs chicxs trabajan en el Mapa Interactivo de la Ciudad de Buenos Aires, utilizando sus diferentes funciones y buscando algunos puntos de la ciudad (la escuela, su casa, etc.) y registrando algunos recorridos, distancias y tiempos de viaje.</text:p>
          </table:table-cell>
          <table:table-cell office:value-type="string">
            <text:p>mapa.buenosaires.gob.ar - <text:s/>Proyecto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2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0/5</text:p>
          </table:table-cell>
          <table:table-cell office:value-type="float" office:value="11">
            <text:p>11</text:p>
          </table:table-cell>
          <table:table-cell office:value-type="string">
            <text:p>Lxs chicxs trabajan en una planilla de cálculo, ordenando datos poblacionales del último censo para responder un cuestionario otorgado por lxs docentes.</text:p>
          </table:table-cell>
          <table:table-cell office:value-type="string">
            <text:p>Libre Office Calc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2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0/5</text:p>
          </table:table-cell>
          <table:table-cell office:value-type="float" office:value="11">
            <text:p>11</text:p>
          </table:table-cell>
          <table:table-cell office:value-type="string">
            <text:p>Lxs chicxs trabajan en una planilla de cálculo, ordenando datos poblacionales del último censo para responder un cuestionario otorgado por lxs docentes.</text:p>
          </table:table-cell>
          <table:table-cell office:value-type="string">
            <text:p>Libre Office Calc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5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0/5</text:p>
          </table:table-cell>
          <table:table-cell office:value-type="float" office:value="11">
            <text:p>11</text:p>
          </table:table-cell>
          <table:table-cell office:value-type="string">
            <text:p>Lxs chicxs realizan un boceto en papel de sus portadas de diario.</text:p>
          </table:table-cell>
          <table:table-cell table:number-columns-repeated="251"/>
        </table:table-row>
        <table:table-row table:style-name="ro1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21/5</text:p>
          </table:table-cell>
          <table:table-cell office:value-type="float" office:value="11">
            <text:p>11</text:p>
          </table:table-cell>
          <table:table-cell office:value-type="string">
            <text:p>No tenemos clase por excursión</text:p>
          </table:table-cell>
          <table:table-cell table:number-columns-repeated="251"/>
        </table:table-row>
        <table:table-row table:style-name="ro2">
          <table:table-cell office:value-type="string">
            <text:p>2º A</text:p>
          </table:table-cell>
          <table:table-cell office:value-type="string">
            <text:p>mie</text:p>
          </table:table-cell>
          <table:table-cell office:value-type="string">
            <text:p>22/5</text:p>
          </table:table-cell>
          <table:table-cell office:value-type="float" office:value="11">
            <text:p>11</text:p>
          </table:table-cell>
          <table:table-cell office:value-type="string">
            <text:p>Lxs chicxs continúan ordenando las fotos de la visita a la fábrica de ropa interior, y escribiendo epígrafes de las mismas.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3">
          <table:table-cell office:value-type="string">
            <text:p>6º A</text:p>
          </table:table-cell>
          <table:table-cell office:value-type="string">
            <text:p>mie</text:p>
          </table:table-cell>
          <table:table-cell office:value-type="string">
            <text:p>22/5</text:p>
          </table:table-cell>
          <table:table-cell office:value-type="float" office:value="11">
            <text:p>11</text:p>
          </table:table-cell>
          <table:table-cell office:value-type="string">
            <text:p>Lxs chicxs trabajan en una tabla calculando la densidad de población de las provincias de nuestro país y luego responden un cuestionario utilizando la información hallada por ellos. </text:p>
          </table:table-cell>
          <table:table-cell office:value-type="string">
            <text:p>Libre Office Calc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3">
          <table:table-cell office:value-type="string">
            <text:p>6º B</text:p>
          </table:table-cell>
          <table:table-cell office:value-type="string">
            <text:p>mie</text:p>
          </table:table-cell>
          <table:table-cell office:value-type="string">
            <text:p>22/5</text:p>
          </table:table-cell>
          <table:table-cell office:value-type="float" office:value="11">
            <text:p>11</text:p>
          </table:table-cell>
          <table:table-cell office:value-type="string">
            <text:p>Lxs chicxs trabajan en una tabla calculando la densidad de población de las provincias de nuestro país y luego responden un cuestionario utilizando la información hallada por ellos. </text:p>
          </table:table-cell>
          <table:table-cell office:value-type="string">
            <text:p>Libre Office Calc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5">
          <table:table-cell office:value-type="string">
            <text:p>7º A</text:p>
          </table:table-cell>
          <table:table-cell office:value-type="string">
            <text:p>mie</text:p>
          </table:table-cell>
          <table:table-cell office:value-type="string">
            <text:p>22/5</text:p>
          </table:table-cell>
          <table:table-cell office:value-type="float" office:value="11">
            <text:p>11</text:p>
          </table:table-cell>
          <table:table-cell office:value-type="string">
            <text:p>Lxs chicxs corrigen los textos subidos al campus la clase pasada.</text:p>
          </table:table-cell>
          <table:table-cell office:value-type="string">
            <text:p>Campus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9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23/5</text:p>
          </table:table-cell>
          <table:table-cell office:value-type="float" office:value="11">
            <text:p>11</text:p>
          </table:table-cell>
          <table:table-cell office:value-type="string">
            <text:p>Lxs chicxs continúan clasificando imágenes de diferentes animales en grupos.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2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24/5</text:p>
          </table:table-cell>
          <table:table-cell office:value-type="float" office:value="11">
            <text:p>11</text:p>
          </table:table-cell>
          <table:table-cell office:value-type="string">
            <text:p>No tenemos clase por Ronda 25 de Mayo</text:p>
          </table:table-cell>
          <table:table-cell table:number-columns-repeated="251"/>
        </table:table-row>
        <table:table-row table:style-name="ro9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24/5</text:p>
          </table:table-cell>
          <table:table-cell office:value-type="float" office:value="11">
            <text:p>11</text:p>
          </table:table-cell>
          <table:table-cell office:value-type="string">
            <text:p>Taller literario. Lxs chicxs trabajan escribiendo textos a partir de la consigna "¿Qué pasaría si...?</text:p>
          </table:table-cell>
          <table:table-cell office:value-type="string">
            <text:p>Libre Office Writer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15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7/5</text:p>
          </table:table-cell>
          <table:table-cell office:value-type="float" office:value="12">
            <text:p>12</text:p>
          </table:table-cell>
          <table:table-cell office:value-type="string">
            <text:p>Lxs chicxs transcriben poesías escritas por ellos en clase</text:p>
          </table:table-cell>
          <table:table-cell office:value-type="string">
            <text:p>Escribir de Sugar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1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7/5</text:p>
          </table:table-cell>
          <table:table-cell office:value-type="float" office:value="12">
            <text:p>12</text:p>
          </table:table-cell>
          <table:table-cell office:value-type="string">
            <text:p>No tuvimos clase. Excursión.</text:p>
          </table:table-cell>
          <table:table-cell table:number-columns-repeated="251"/>
        </table:table-row>
        <table:table-row table:style-name="ro1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7/5</text:p>
          </table:table-cell>
          <table:table-cell office:value-type="float" office:value="12">
            <text:p>12</text:p>
          </table:table-cell>
          <table:table-cell office:value-type="string">
            <text:p>No tuvimos clase. Excursión.</text:p>
          </table:table-cell>
          <table:table-cell table:number-columns-repeated="251"/>
        </table:table-row>
        <table:table-row table:style-name="ro2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7/5</text:p>
          </table:table-cell>
          <table:table-cell office:value-type="float" office:value="12">
            <text:p>12</text:p>
          </table:table-cell>
          <table:table-cell office:value-type="string">
            <text:p>Lxs chicxs continúan diseñando sus propias portadas de diarios en papel y comienzan a armar un esquema que luego deberán transferir al Scribus</text:p>
          </table:table-cell>
          <table:table-cell office:value-type="string">
            <text:p>Conocimiento de las herramientas básicas de Scribus- Inserción de cuadros de texto y de imagen.</text:p>
          </table:table-cell>
          <table:table-cell office:value-type="string">
            <text:p>En grupos</text:p>
          </table:table-cell>
          <table:table-cell table:number-columns-repeated="249"/>
        </table:table-row>
        <table:table-row table:style-name="ro9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28/5</text:p>
          </table:table-cell>
          <table:table-cell office:value-type="float" office:value="12">
            <text:p>12</text:p>
          </table:table-cell>
          <table:table-cell office:value-type="string">
            <text:p>Terminamos las presentaciones en Libre Office Impress sobre la visita a la fábrica de ropa interior.</text:p>
          </table:table-cell>
          <table:table-cell office:value-type="string">
            <text:p>Libre Office Impress - Proyector</text:p>
          </table:table-cell>
          <table:table-cell office:value-type="string">
            <text:p>En parejas - Entre todxs</text:p>
          </table:table-cell>
          <table:table-cell table:number-columns-repeated="249"/>
        </table:table-row>
        <table:table-row table:style-name="ro9">
          <table:table-cell office:value-type="string">
            <text:p>2º A</text:p>
          </table:table-cell>
          <table:table-cell office:value-type="string">
            <text:p>mie</text:p>
          </table:table-cell>
          <table:table-cell office:value-type="string">
            <text:p>29/5</text:p>
          </table:table-cell>
          <table:table-cell office:value-type="float" office:value="12">
            <text:p>12</text:p>
          </table:table-cell>
          <table:table-cell office:value-type="string">
            <text:p>Terminamos las presentaciones en Libre Office Impress sobre la visita a la fábrica de ropa interior.</text:p>
          </table:table-cell>
          <table:table-cell office:value-type="string">
            <text:p>Libre Office Impress - Proyector</text:p>
          </table:table-cell>
          <table:table-cell office:value-type="string">
            <text:p>En parejas - Entre todxs</text:p>
          </table:table-cell>
          <table:table-cell table:number-columns-repeated="249"/>
        </table:table-row>
        <table:table-row table:style-name="ro2">
          <table:table-cell office:value-type="string">
            <text:p>6º A</text:p>
          </table:table-cell>
          <table:table-cell office:value-type="string">
            <text:p>mie</text:p>
          </table:table-cell>
          <table:table-cell office:value-type="string">
            <text:p>29/5</text:p>
          </table:table-cell>
          <table:table-cell office:value-type="float" office:value="12">
            <text:p>12</text:p>
          </table:table-cell>
          <table:table-cell office:value-type="string">
            <text:p>Clase expositiva población. Vemos entre todxs pirámides poblacionales y las analizamos</text:p>
          </table:table-cell>
          <table:table-cell office:value-type="string">
            <text:p>Mozilla Firefox - Proyector - http://www.educ.ar/dinamico/UnidadHtml__get__a5135c6c-c83d-11e0-82d8-e7f760fda940/visor.swf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2">
          <table:table-cell office:value-type="string">
            <text:p>6º B</text:p>
          </table:table-cell>
          <table:table-cell office:value-type="string">
            <text:p>mie</text:p>
          </table:table-cell>
          <table:table-cell office:value-type="string">
            <text:p>29/5</text:p>
          </table:table-cell>
          <table:table-cell office:value-type="float" office:value="12">
            <text:p>12</text:p>
          </table:table-cell>
          <table:table-cell office:value-type="string">
            <text:p>Clase expositiva población. Vemos entre todxs pirámides poblacionales y las analizamos</text:p>
          </table:table-cell>
          <table:table-cell office:value-type="string">
            <text:p>Mozilla Firefox - Proyector - http://www.educ.ar/dinamico/UnidadHtml__get__a5135c6c-c83d-11e0-82d8-e7f760fda940/visor.swf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5">
          <table:table-cell office:value-type="string">
            <text:p>7º A</text:p>
          </table:table-cell>
          <table:table-cell office:value-type="string">
            <text:p>mie</text:p>
          </table:table-cell>
          <table:table-cell office:value-type="string">
            <text:p>29/5</text:p>
          </table:table-cell>
          <table:table-cell office:value-type="float" office:value="12">
            <text:p>12</text:p>
          </table:table-cell>
          <table:table-cell office:value-type="string">
            <text:p>Lxs chicxs realizan actividades exploratorias de geometría</text:p>
          </table:table-cell>
          <table:table-cell office:value-type="string">
            <text:p>Geogebra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2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30/5</text:p>
          </table:table-cell>
          <table:table-cell office:value-type="float" office:value="12">
            <text:p>12</text:p>
          </table:table-cell>
          <table:table-cell office:value-type="string">
            <text:p>Lxs chicxs terminan sus presentaciones sobre animales, luego las comparamos entre todxs y conversamos sobre las clasificaciones.</text:p>
          </table:table-cell>
          <table:table-cell office:value-type="string">
            <text:p>Libre Office Impress - Proyector</text:p>
          </table:table-cell>
          <table:table-cell office:value-type="string">
            <text:p>En grupos - Entre todxs</text:p>
          </table:table-cell>
          <table:table-cell table:number-columns-repeated="249"/>
        </table:table-row>
        <table:table-row table:style-name="ro18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31/5</text:p>
          </table:table-cell>
          <table:table-cell office:value-type="float" office:value="12">
            <text:p>12</text:p>
          </table:table-cell>
          <table:table-cell office:value-type="string">
            <text:p>Lxs chicxs trabajan en el Mapa Interactivo de la Ciudad de Buenos Aires, utilizando sus diferentes funciones y buscando algunos puntos de la ciudad (la escuela, su casa, etc.) y registrando algunos recorridos, distancias y tiempos de viaje.</text:p>
          </table:table-cell>
          <table:table-cell office:value-type="string">
            <text:p>mapa.buenosaires.gob.ar - <text:s/>Proyecto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6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31/5</text:p>
          </table:table-cell>
          <table:table-cell office:value-type="float" office:value="12">
            <text:p>12</text:p>
          </table:table-cell>
          <table:table-cell office:value-type="string">
            <text:p>Lxs chicxs trabajan con la tercer actividad de geometría en Geogebra - Puesta en común entre todxs</text:p>
          </table:table-cell>
          <table:table-cell office:value-type="string">
            <text:p>Geogebra - Proyector</text:p>
          </table:table-cell>
          <table:table-cell office:value-type="string">
            <text:p>En parejas - Entre todxs</text:p>
          </table:table-cell>
          <table:table-cell table:number-columns-repeated="249"/>
        </table:table-row>
        <table:table-row table:style-name="ro8">
          <table:table-cell office:value-type="string">
            <text:p>3º B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4º A</text:p>
          </table:table-cell>
          <table:table-cell table:number-columns-repeated="255"/>
        </table:table-row>
        <table:table-row table:style-name="ro8">
          <table:table-cell office:value-type="string">
            <text:p>2º B</text:p>
          </table:table-cell>
          <table:table-cell table:number-columns-repeated="255"/>
        </table:table-row>
        <table:table-row table:style-name="ro8">
          <table:table-cell office:value-type="string">
            <text:p>2º A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7º A</text:p>
          </table:table-cell>
          <table:table-cell table:number-columns-repeated="255"/>
        </table:table-row>
        <table:table-row table:style-name="ro6">
          <table:table-cell office:value-type="string">
            <text:p>1º A</text:p>
          </table:table-cell>
          <table:table-cell table:number-columns-repeated="3"/>
          <table:table-cell office:value-type="string">
            <text:p>video sobre reptiles. instancia de recuperacion de la memoria de lo visto. registro a través de un dictado al maestro</text:p>
          </table:table-cell>
          <table:table-cell table:number-columns-repeated="251"/>
        </table:table-row>
        <table:table-row table:style-name="ro8">
          <table:table-cell office:value-type="string">
            <text:p>3º A</text:p>
          </table:table-cell>
          <table:table-cell table:number-columns-repeated="255"/>
        </table:table-row>
        <table:table-row table:style-name="ro8">
          <table:table-cell office:value-type="string">
            <text:p>5º A</text:p>
          </table:table-cell>
          <table:table-cell table:number-columns-repeated="255"/>
        </table:table-row>
        <table:table-row table:style-name="ro8">
          <table:table-cell office:value-type="string">
            <text:p>3º B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4º A</text:p>
          </table:table-cell>
          <table:table-cell table:number-columns-repeated="255"/>
        </table:table-row>
        <table:table-row table:style-name="ro8">
          <table:table-cell office:value-type="string">
            <text:p>2º B</text:p>
          </table:table-cell>
          <table:table-cell table:number-columns-repeated="255"/>
        </table:table-row>
        <table:table-row table:style-name="ro8">
          <table:table-cell office:value-type="string">
            <text:p>2º A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7º A</text:p>
          </table:table-cell>
          <table:table-cell table:number-columns-repeated="255"/>
        </table:table-row>
        <table:table-row table:style-name="ro22">
          <table:table-cell office:value-type="string">
            <text:p>1º A</text:p>
          </table:table-cell>
          <table:table-cell table:number-columns-repeated="3"/>
          <table:table-cell office:value-type="string">
            <text:p>Lxs chicxs miran un video sobre la reproducción de los reptiles. Luego, hacemos un dictado al maestrx, escribiendo un texto breve sobre lo aprendido.</text:p>
          </table:table-cell>
          <table:table-cell office:value-type="string">
            <text:p>Proyector – VLC – Libre Office Writer</text:p>
          </table:table-cell>
          <table:table-cell table:number-columns-repeated="250"/>
        </table:table-row>
        <table:table-row table:style-name="ro8">
          <table:table-cell office:value-type="string">
            <text:p>3º A</text:p>
          </table:table-cell>
          <table:table-cell table:number-columns-repeated="255"/>
        </table:table-row>
        <table:table-row table:style-name="ro8">
          <table:table-cell office:value-type="string">
            <text:p>5º A</text:p>
          </table:table-cell>
          <table:table-cell table:number-columns-repeated="255"/>
        </table:table-row>
        <table:table-row table:style-name="ro8">
          <table:table-cell office:value-type="string">
            <text:p>3º B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4º A</text:p>
          </table:table-cell>
          <table:table-cell table:number-columns-repeated="255"/>
        </table:table-row>
        <table:table-row table:style-name="ro8">
          <table:table-cell office:value-type="string">
            <text:p>2º B</text:p>
          </table:table-cell>
          <table:table-cell table:number-columns-repeated="255"/>
        </table:table-row>
        <table:table-row table:style-name="ro8">
          <table:table-cell office:value-type="string">
            <text:p>2º A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7º A</text:p>
          </table:table-cell>
          <table:table-cell table:number-columns-repeated="255"/>
        </table:table-row>
        <table:table-row table:style-name="ro9">
          <table:table-cell office:value-type="string">
            <text:p>1º A</text:p>
          </table:table-cell>
          <table:table-cell table:number-columns-repeated="3"/>
          <table:table-cell office:value-type="string">
            <text:p>notas para la enciclopedia. cierre del proyeto: con una red, hecha entre todxs con el proyector.</text:p>
          </table:table-cell>
          <table:table-cell table:number-columns-repeated="251"/>
        </table:table-row>
        <table:table-row table:style-name="ro8">
          <table:table-cell office:value-type="string">
            <text:p>3º A</text:p>
          </table:table-cell>
          <table:table-cell table:number-columns-repeated="255"/>
        </table:table-row>
        <table:table-row table:style-name="ro8">
          <table:table-cell office:value-type="string">
            <text:p>5º A</text:p>
          </table:table-cell>
          <table:table-cell table:number-columns-repeated="255"/>
        </table:table-row>
        <table:table-row table:style-name="ro8" table:number-rows-repeated="487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8:26:46</dc:date>
    <meta:generator>LibreOffice/3.5$Linux_x86 LibreOffice_project/350m1$Build-2</meta:generator>
    <meta:document-statistic meta:table-count="1" meta:cell-count="972" meta:object-count="0"/>
  </office:meta>
</office:document-meta>
</file>